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062cm" svg:height="1.868cm" svg:x="13.325cm" svg:y="4.486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62cm" svg:height="1.868cm" svg:x="13.326cm" svg:y="9.0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6cm" svg:y2="4.486cm" draw:start-shape="id1" draw:start-glue-point="10" draw:end-shape="id2" draw:end-glue-point="4" svg:d="M10386 2736c2647 0 3970 583 3970 1750" svg:viewBox="0 0 3971 1751">
          <text:p/>
        </draw:connector>
        <draw:connector draw:style-name="gr3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3" draw:text-style-name="P1" draw:layer="layout" draw:type="curve" svg:x1="10.273cm" svg:y1="12.434cm" svg:x2="14.357cm" svg:y2="10.872cm" draw:start-shape="id5" draw:start-glue-point="10" draw:end-shape="id6" draw:end-glue-point="8" svg:d="M10273 12434c2723 0 4084-520 4084-1562" svg:viewBox="0 0 4085 1563">
          <text:p/>
        </draw:connector>
        <draw:connector draw:style-name="gr4" draw:text-style-name="P1" draw:layer="layout" draw:type="line" svg:x1="14.356cm" svg:y1="6.354cm" svg:x2="14.357cm" svg:y2="9.004cm" draw:start-shape="id2" draw:start-glue-point="8" draw:end-shape="id6" draw:end-glue-point="4" svg:d="M14356 6354l1 2650" svg:viewBox="0 0 2 2651">
          <text:p/>
        </draw:connector>
        <draw:connector draw:style-name="gr3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5" draw:text-style-name="P4" draw:layer="layout" svg:width="0.972cm" svg:height="1.204cm" svg:x="12.565cm" svg:y="1.841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4.665cm" svg:y="7.064cm">
          <draw:text-box>
            <text:p><text:span text:style-name="T1">3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33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53cm" svg:height="0.962cm" svg:x="15.323cm" svg:y="4.917cm">
          <draw:text-box>
            <text:p>b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frame draw:style-name="gr5" draw:layer="layout" svg:width="0.853cm" svg:height="0.962cm" svg:x="2.274cm" svg:y="9.279cm">
          <draw:text-box>
            <text:p>e</text:p>
          </draw:text-box>
        </draw:frame>
        <draw:frame draw:style-name="gr5" draw:layer="layout" svg:width="0.68cm" svg:height="0.962cm" svg:x="2.23cm" svg:y="4.85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1:02.598856169</dc:date>
    <dc:creator>elucterio </dc:creator>
    <meta:editing-duration>PT1M35S</meta:editing-duration>
    <meta:editing-cycles>9</meta:editing-cycles>
    <meta:generator>LibreOffice/4.2.8.2$Linux_X86_64 LibreOffice_project/420m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32</mn>
    </mrow>
    <annotation encoding="StarMath 5.0">sum p_i = 32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30</mn>
    </mrow>
    <annotation encoding="StarMath 5.0">sum q_i = 30</annotation>
  </semantics>
</math>
</file>